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0.5193in"/>
    </style:style>
    <style:style style:name="co4" style:family="table-column">
      <style:table-column-properties fo:break-before="auto" style:column-width="0.6161in"/>
    </style:style>
    <style:style style:name="co5" style:family="table-column">
      <style:table-column-properties fo:break-before="auto" style:column-width="1.811in"/>
    </style:style>
    <style:style style:name="co6" style:family="table-column">
      <style:table-column-properties fo:break-before="auto" style:column-width="1.3264in"/>
    </style:style>
    <style:style style:name="co7" style:family="table-column">
      <style:table-column-properties fo:break-before="auto" style:column-width="0.9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063in"/>
    </style:style>
    <style:style style:name="co10" style:family="table-column">
      <style:table-column-properties fo:break-before="auto" style:column-width="1.2693in"/>
    </style:style>
    <style:style style:name="co11" style:family="table-column">
      <style:table-column-properties fo:break-before="auto" style:column-width="3.3035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1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fo:background-color="transparent"/>
      <style:text-properties style:use-window-font-color="true"/>
      <style:map style:condition="is-true-formula(SEARCH(&quot;YES&quot;;[.O2];1))" style:apply-style-name="green_5f_back" style:base-cell-address="Sheet1.O2"/>
      <style:map style:condition="is-true-formula(SEARCH(&quot;NO&quot;;[.O2];1))" style:apply-style-name="red_5f_back" style:base-cell-address="Sheet1.O2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8" table:number-columns-repeated="1008" table:default-cell-style-name="Default"/>
        <table:table-row table:style-name="ro1">
          <table:table-cell table:style-name="ce1" office:value-type="string">
            <text:p>Module Id</text:p>
          </table:table-cell>
          <table:table-cell table:style-name="ce1" office:value-type="string">
            <text:p>Type Reference</text:p>
          </table:table-cell>
          <table:table-cell table:style-name="ce1" office:value-type="string">
            <text:p>Slotno</text:p>
          </table:table-cell>
          <table:table-cell table:style-name="ce1" office:value-type="string">
            <text:p>Crate Id</text:p>
          </table:table-cell>
          <table:table-cell table:style-name="ce1" office:value-type="string">
            <text:p>Crate Label</text:p>
          </table:table-cell>
          <table:table-cell table:style-name="ce1" office:value-type="string">
            <text:p>FEC Name</text:p>
          </table:table-cell>
          <table:table-cell table:style-name="ce1" office:value-type="string">
            <text:p>Official Type Name</text:p>
          </table:table-cell>
          <table:table-cell table:style-name="ce1" office:value-type="string">
            <text:p>Layout Name</text:p>
          </table:table-cell>
          <table:table-cell table:style-name="ce1"/>
          <table:table-cell table:style-name="ce1" office:value-type="string">
            <text:p>LUN</text:p>
          </table:table-cell>
          <table:table-cell table:style-name="ce1" office:value-type="string">
            <text:p>PCB ID</text:p>
          </table:table-cell>
          <table:table-cell table:style-name="ce1" office:value-type="string">
            <text:p>Serial #</text:p>
          </table:table-cell>
          <table:table-cell table:style-name="ce1" office:value-type="string">
            <text:p>Gateware version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Hw tested</text:p>
          </table:table-cell>
          <table:table-cell table:style-name="ce1" office:value-type="string">
            <text:p>No hw installed</text:p>
          </table:table-cell>
          <table:table-cell table:style-name="ce1" table:number-columns-repeated="1008"/>
        </table:table-row>
        <table:table-row table:style-name="ro1">
          <table:table-cell office:value-type="float" office:value="5631">
            <text:p>5631</text:p>
          </table:table-cell>
          <table:table-cell office:value-type="string">
            <text:p>CBMIA</text:p>
          </table:table-cell>
          <table:table-cell office:value-type="float" office:value="4">
            <text:p>4</text:p>
          </table:table-cell>
          <table:table-cell office:value-type="float" office:value="11525">
            <text:p>11525</text:p>
          </table:table-cell>
          <table:table-cell/>
          <table:table-cell office:value-type="string">
            <text:p>cfc-150-rpo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180000002273a722</text:p>
          </table:table-cell>
          <table:table-cell office:value-type="float" office:value="30">
            <text:p>3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0569">
            <text:p>40569</text:p>
          </table:table-cell>
          <table:table-cell office:value-type="string">
            <text:p>CBMIA</text:p>
          </table:table-cell>
          <table:table-cell office:value-type="float" office:value="5">
            <text:p>5</text:p>
          </table:table-cell>
          <table:table-cell office:value-type="float" office:value="11525">
            <text:p>11525</text:p>
          </table:table-cell>
          <table:table-cell/>
          <table:table-cell office:value-type="string">
            <text:p>cfc-150-rpo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a000000022637722</text:p>
          </table:table-cell>
          <table:table-cell office:value-type="float" office:value="53">
            <text:p>53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1729">
            <text:p>31729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0482">
            <text:p>10482</text:p>
          </table:table-cell>
          <table:table-cell/>
          <table:table-cell office:value-type="string">
            <text:p>cfc-152-rln4pow1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e300000026bcfe22</text:p>
          </table:table-cell>
          <table:table-cell/>
          <table:table-cell office:value-type="float" office:value="2.13">
            <text:p>2.13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4453">
            <text:p>44453</text:p>
          </table:table-cell>
          <table:table-cell office:value-type="string">
            <text:p>CBMIA</text:p>
          </table:table-cell>
          <table:table-cell office:value-type="float" office:value="2">
            <text:p>2</text:p>
          </table:table-cell>
          <table:table-cell office:value-type="float" office:value="10482">
            <text:p>10482</text:p>
          </table:table-cell>
          <table:table-cell/>
          <table:table-cell office:value-type="string">
            <text:p>cfc-152-rln4pow1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400000002278c222</text:p>
          </table:table-cell>
          <table:table-cell/>
          <table:table-cell office:value-type="float" office:value="2.13">
            <text:p>2.13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4435">
            <text:p>44435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7068">
            <text:p>17068</text:p>
          </table:table-cell>
          <table:table-cell/>
          <table:table-cell office:value-type="string">
            <text:p>cfc-193-allrf2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a600000022634222</text:p>
          </table:table-cell>
          <table:table-cell office:value-type="float" office:value="28">
            <text:p>28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5457">
            <text:p>45457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2125">
            <text:p>12125</text:p>
          </table:table-cell>
          <table:table-cell office:value-type="string">
            <text:p>CFC-193-RPOW1</text:p>
          </table:table-cell>
          <table:table-cell office:value-type="string">
            <text:p>cfc-193-rpow1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e700000022766122</text:p>
          </table:table-cell>
          <table:table-cell office:value-type="float" office:value="24">
            <text:p>24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652">
            <text:p>4652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12125">
            <text:p>12125</text:p>
          </table:table-cell>
          <table:table-cell office:value-type="string">
            <text:p>CFC-193-RPOW1</text:p>
          </table:table-cell>
          <table:table-cell office:value-type="string">
            <text:p>cfc-193-rpow1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a100000022589322</text:p>
          </table:table-cell>
          <table:table-cell office:value-type="float" office:value="29">
            <text:p>29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2881">
            <text:p>2881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7010">
            <text:p>17010</text:p>
          </table:table-cell>
          <table:table-cell/>
          <table:table-cell office:value-type="string">
            <text:p>cfc-193-rpow2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b400000026cf3b22</text:p>
          </table:table-cell>
          <table:table-cell office:value-type="float" office:value="86">
            <text:p>86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2880">
            <text:p>2880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9488">
            <text:p>19488</text:p>
          </table:table-cell>
          <table:table-cell/>
          <table:table-cell office:value-type="string">
            <text:p>cfc-197-rsepmag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0800000022556222</text:p>
          </table:table-cell>
          <table:table-cell office:value-type="float" office:value="64">
            <text:p>64</text:p>
          </table:table-cell>
          <table:table-cell office:value-type="float" office:value="2.13">
            <text:p>2.13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2856">
            <text:p>2856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3285">
            <text:p>13285</text:p>
          </table:table-cell>
          <table:table-cell/>
          <table:table-cell office:value-type="string">
            <text:p>cfc-2001-rpow1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5d00000026ce3422</text:p>
          </table:table-cell>
          <table:table-cell office:value-type="float" office:value="85">
            <text:p>85</text:p>
          </table:table-cell>
          <table:table-cell office:value-type="float" office:value="2.13">
            <text:p>2.13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427">
            <text:p>4427</text:p>
          </table:table-cell>
          <table:table-cell office:value-type="string">
            <text:p>CBMIA</text:p>
          </table:table-cell>
          <table:table-cell office:value-type="float" office:value="1">
            <text:p>1</text:p>
          </table:table-cell>
          <table:table-cell office:value-type="float" office:value="13285">
            <text:p>13285</text:p>
          </table:table-cell>
          <table:table-cell/>
          <table:table-cell office:value-type="string">
            <text:p>cfc-2001-rpow1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0x6e00000026c7c222</text:p>
          </table:table-cell>
          <table:table-cell office:value-type="float" office:value="110">
            <text:p>110</text:p>
          </table:table-cell>
          <table:table-cell office:value-type="float" office:value="2.13">
            <text:p>2.13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2548">
            <text:p>42548</text:p>
          </table:table-cell>
          <table:table-cell office:value-type="string">
            <text:p>CBMIA</text:p>
          </table:table-cell>
          <table:table-cell office:value-type="float" office:value="4">
            <text:p>4</text:p>
          </table:table-cell>
          <table:table-cell office:value-type="float" office:value="13285">
            <text:p>13285</text:p>
          </table:table-cell>
          <table:table-cell/>
          <table:table-cell office:value-type="string">
            <text:p>cfc-2001-rpow1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1100000026de8522</text:p>
          </table:table-cell>
          <table:table-cell office:value-type="float" office:value="111">
            <text:p>111</text:p>
          </table:table-cell>
          <table:table-cell office:value-type="float" office:value="2.13">
            <text:p>2.13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2863">
            <text:p>42863</text:p>
          </table:table-cell>
          <table:table-cell office:value-type="string">
            <text:p>CBMIA</text:p>
          </table:table-cell>
          <table:table-cell office:value-type="float" office:value="2">
            <text:p>2</text:p>
          </table:table-cell>
          <table:table-cell office:value-type="float" office:value="13285">
            <text:p>13285</text:p>
          </table:table-cell>
          <table:table-cell/>
          <table:table-cell office:value-type="string">
            <text:p>cfc-2001-rpow1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6900000026d39f22</text:p>
          </table:table-cell>
          <table:table-cell office:value-type="float" office:value="113">
            <text:p>113</text:p>
          </table:table-cell>
          <table:table-cell office:value-type="float" office:value="2.13">
            <text:p>2.13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28942">
            <text:p>28942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6688">
            <text:p>16688</text:p>
          </table:table-cell>
          <table:table-cell/>
          <table:table-cell office:value-type="string">
            <text:p>cfc-2010-rpow1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table:style-name="ce4" office:value-type="float" office:value="2.11">
            <text:p>2.11</text:p>
          </table:table-cell>
          <table:table-cell office:value-type="string">
            <text:p>Can't update now, in operation !</text:p>
          </table:table-cell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2854">
            <text:p>42854</text:p>
          </table:table-cell>
          <table:table-cell office:value-type="string">
            <text:p>CBMIA</text:p>
          </table:table-cell>
          <table:table-cell office:value-type="float" office:value="5">
            <text:p>5</text:p>
          </table:table-cell>
          <table:table-cell office:value-type="float" office:value="15666">
            <text:p>15666</text:p>
          </table:table-cell>
          <table:table-cell/>
          <table:table-cell office:value-type="string">
            <text:p>cfc-233-rpo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f3000000225a7822</text:p>
          </table:table-cell>
          <table:table-cell office:value-type="float" office:value="61">
            <text:p>61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2105">
            <text:p>42105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5672">
            <text:p>15672</text:p>
          </table:table-cell>
          <table:table-cell office:value-type="string">
            <text:p>CFC-233-RPOW</text:p>
          </table:table-cell>
          <table:table-cell office:value-type="string">
            <text:p>cfc-250-rpo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b10000002250c322</text:p>
          </table:table-cell>
          <table:table-cell office:value-type="float" office:value="50">
            <text:p>5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5531">
            <text:p>35531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15672">
            <text:p>15672</text:p>
          </table:table-cell>
          <table:table-cell office:value-type="string">
            <text:p>CFC-233-RPOW</text:p>
          </table:table-cell>
          <table:table-cell office:value-type="string">
            <text:p>cfc-250-rpo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de00000026de8f22</text:p>
          </table:table-cell>
          <table:table-cell office:value-type="float" office:value="106">
            <text:p>106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0047">
            <text:p>40047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704">
            <text:p>704</text:p>
          </table:table-cell>
          <table:table-cell office:value-type="string">
            <text:p>CFC-251-RPSEASTHALL</text:p>
          </table:table-cell>
          <table:table-cell office:value-type="string">
            <text:p>cfc-251-rpseasthall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eb00000026d8cb22</text:p>
          </table:table-cell>
          <table:table-cell office:value-type="float" office:value="81">
            <text:p>81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5534">
            <text:p>35534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704">
            <text:p>704</text:p>
          </table:table-cell>
          <table:table-cell office:value-type="string">
            <text:p>CFC-251-RPSEASTHALL</text:p>
          </table:table-cell>
          <table:table-cell office:value-type="string">
            <text:p>cfc-251-rpseasthall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9800000026c7b022</text:p>
          </table:table-cell>
          <table:table-cell office:value-type="float" office:value="88">
            <text:p>88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2864">
            <text:p>42864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string">
            <text:p>CFC-251-RPSEASTHALL</text:p>
          </table:table-cell>
          <table:table-cell office:value-type="string">
            <text:p>cfc-251-rpseasthall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8700000026cc3722</text:p>
          </table:table-cell>
          <table:table-cell office:value-type="float" office:value="114">
            <text:p>114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426">
            <text:p>4426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2106">
            <text:p>2106</text:p>
          </table:table-cell>
          <table:table-cell office:value-type="string">
            <text:p>DCPSEA1</text:p>
          </table:table-cell>
          <table:table-cell office:value-type="string">
            <text:p>cfc-263-rpseastarea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0x1f00000026c2d922</text:p>
          </table:table-cell>
          <table:table-cell office:value-type="float" office:value="96">
            <text:p>96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5533">
            <text:p>35533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7946">
            <text:p>17946</text:p>
          </table:table-cell>
          <table:table-cell office:value-type="string">
            <text:p>CFC-269-CSTEP</text:p>
          </table:table-cell>
          <table:table-cell office:value-type="string">
            <text:p>cfc-269-cstep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9500000026df1e22</text:p>
          </table:table-cell>
          <table:table-cell office:value-type="float" office:value="67">
            <text:p>67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3537">
            <text:p>43537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1241">
            <text:p>1241</text:p>
          </table:table-cell>
          <table:table-cell office:value-type="string">
            <text:p>DCPSFT16</text:p>
          </table:table-cell>
          <table:table-cell office:value-type="string">
            <text:p>cfc-269-rpsft16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f4000000225fb522</text:p>
          </table:table-cell>
          <table:table-cell office:value-type="float" office:value="31">
            <text:p>31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5588">
            <text:p>5588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241">
            <text:p>1241</text:p>
          </table:table-cell>
          <table:table-cell office:value-type="string">
            <text:p>DCPSFT16</text:p>
          </table:table-cell>
          <table:table-cell office:value-type="string">
            <text:p>cfc-269-rpsft16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300000002277a622</text:p>
          </table:table-cell>
          <table:table-cell office:value-type="float" office:value="47">
            <text:p>47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649">
            <text:p>4649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1241">
            <text:p>1241</text:p>
          </table:table-cell>
          <table:table-cell office:value-type="string">
            <text:p>DCPSFT16</text:p>
          </table:table-cell>
          <table:table-cell office:value-type="string">
            <text:p>cfc-269-rpsft16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5300000022608d22</text:p>
          </table:table-cell>
          <table:table-cell office:value-type="float" office:value="65">
            <text:p>65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2855">
            <text:p>2855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6308">
            <text:p>16308</text:p>
          </table:table-cell>
          <table:table-cell/>
          <table:table-cell office:value-type="string">
            <text:p>cfc-351-cgen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cd00000026d47b22</text:p>
          </table:table-cell>
          <table:table-cell office:value-type="float" office:value="76">
            <text:p>76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651">
            <text:p>4651</text:p>
          </table:table-cell>
          <table:table-cell office:value-type="string">
            <text:p>CBMIA</text:p>
          </table:table-cell>
          <table:table-cell office:value-type="float" office:value="5">
            <text:p>5</text:p>
          </table:table-cell>
          <table:table-cell office:value-type="float" office:value="15425">
            <text:p>15425</text:p>
          </table:table-cell>
          <table:table-cell office:value-type="string">
            <text:p>DLN3POW</text:p>
          </table:table-cell>
          <table:table-cell office:value-type="string">
            <text:p>cfc-351-rpo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a100000022771f22</text:p>
          </table:table-cell>
          <table:table-cell office:value-type="float" office:value="42">
            <text:p>42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0026">
            <text:p>30026</text:p>
          </table:table-cell>
          <table:table-cell office:value-type="string">
            <text:p>CBMIA</text:p>
          </table:table-cell>
          <table:table-cell office:value-type="float" office:value="4">
            <text:p>4</text:p>
          </table:table-cell>
          <table:table-cell office:value-type="float" office:value="15425">
            <text:p>15425</text:p>
          </table:table-cell>
          <table:table-cell office:value-type="string">
            <text:p>DLN3POW</text:p>
          </table:table-cell>
          <table:table-cell office:value-type="string">
            <text:p>cfc-351-rpo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0x0000000022681922</text:p>
          </table:table-cell>
          <table:table-cell office:value-type="float" office:value="48">
            <text:p>48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0048">
            <text:p>40048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5425">
            <text:p>15425</text:p>
          </table:table-cell>
          <table:table-cell office:value-type="string">
            <text:p>DLN3POW</text:p>
          </table:table-cell>
          <table:table-cell office:value-type="string">
            <text:p>cfc-351-rpo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d600000022711a22</text:p>
          </table:table-cell>
          <table:table-cell office:value-type="float" office:value="66">
            <text:p>66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9807">
            <text:p>39807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15425">
            <text:p>15425</text:p>
          </table:table-cell>
          <table:table-cell office:value-type="string">
            <text:p>DLN3POW</text:p>
          </table:table-cell>
          <table:table-cell office:value-type="string">
            <text:p>cfc-351-rpo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a100000026be8d22</text:p>
          </table:table-cell>
          <table:table-cell office:value-type="float" office:value="68">
            <text:p>68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6147">
            <text:p>36147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3247">
            <text:p>3247</text:p>
          </table:table-cell>
          <table:table-cell office:value-type="string">
            <text:p>CFC-354-RPSFT16</text:p>
          </table:table-cell>
          <table:table-cell office:value-type="string">
            <text:p>cfc-354-rpsft16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c100000026c2ce22</text:p>
          </table:table-cell>
          <table:table-cell office:value-type="float" office:value="95">
            <text:p>95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650">
            <text:p>4650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15366">
            <text:p>15366</text:p>
          </table:table-cell>
          <table:table-cell/>
          <table:table-cell office:value-type="string">
            <text:p>cfc-355-rpsecloud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9e000000226d2122</text:p>
          </table:table-cell>
          <table:table-cell office:value-type="float" office:value="40">
            <text:p>4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8628">
            <text:p>8628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727">
            <text:p>727</text:p>
          </table:table-cell>
          <table:table-cell office:value-type="string">
            <text:p>DCPSRG1</text:p>
          </table:table-cell>
          <table:table-cell office:value-type="string">
            <text:p>cfc-355-rpspf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490000002274a722</text:p>
          </table:table-cell>
          <table:table-cell office:value-type="float" office:value="17">
            <text:p>17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0990">
            <text:p>40990</text:p>
          </table:table-cell>
          <table:table-cell office:value-type="string">
            <text:p>CBMIA</text:p>
          </table:table-cell>
          <table:table-cell office:value-type="float" office:value="4">
            <text:p>4</text:p>
          </table:table-cell>
          <table:table-cell office:value-type="float" office:value="1661">
            <text:p>1661</text:p>
          </table:table-cell>
          <table:table-cell office:value-type="string">
            <text:p>CFC-355-RPSRING</text:p>
          </table:table-cell>
          <table:table-cell office:value-type="string">
            <text:p>cfc-355-rpsring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0x1600000026cd9722</text:p>
          </table:table-cell>
          <table:table-cell office:value-type="float" office:value="69">
            <text:p>69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50381">
            <text:p>50381</text:p>
          </table:table-cell>
          <table:table-cell office:value-type="string">
            <text:p>CBMIA</text:p>
          </table:table-cell>
          <table:table-cell office:value-type="float" office:value="5">
            <text:p>5</text:p>
          </table:table-cell>
          <table:table-cell office:value-type="float" office:value="1661">
            <text:p>1661</text:p>
          </table:table-cell>
          <table:table-cell office:value-type="string">
            <text:p>CFC-355-RPSRING</text:p>
          </table:table-cell>
          <table:table-cell office:value-type="string">
            <text:p>cfc-355-rpsring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0x8400000026cdb822</text:p>
          </table:table-cell>
          <table:table-cell office:value-type="float" office:value="77">
            <text:p>77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2030">
            <text:p>2030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1661">
            <text:p>1661</text:p>
          </table:table-cell>
          <table:table-cell office:value-type="string">
            <text:p>CFC-355-RPSRING</text:p>
          </table:table-cell>
          <table:table-cell table:style-name="ce2" office:value-type="string">
            <text:p>cfc-355-rpsring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8e00000026c37922</text:p>
          </table:table-cell>
          <table:table-cell office:value-type="float" office:value="80">
            <text:p>8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1095">
            <text:p>41095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661">
            <text:p>1661</text:p>
          </table:table-cell>
          <table:table-cell office:value-type="string">
            <text:p>CFC-355-RPSRING</text:p>
          </table:table-cell>
          <table:table-cell office:value-type="string">
            <text:p>cfc-355-rpsring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ce00000026c65622</text:p>
          </table:table-cell>
          <table:table-cell office:value-type="float" office:value="89">
            <text:p>89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428">
            <text:p>4428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1661">
            <text:p>1661</text:p>
          </table:table-cell>
          <table:table-cell office:value-type="string">
            <text:p>CFC-355-RPSRING</text:p>
          </table:table-cell>
          <table:table-cell office:value-type="string">
            <text:p>cfc-355-rpsring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2700000026c22422</text:p>
          </table:table-cell>
          <table:table-cell office:value-type="float" office:value="103">
            <text:p>103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1096">
            <text:p>41096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6265">
            <text:p>16265</text:p>
          </table:table-cell>
          <table:table-cell/>
          <table:table-cell office:value-type="string">
            <text:p>cfc-359-arfpo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9200000026c38b22</text:p>
          </table:table-cell>
          <table:table-cell office:value-type="float" office:value="93">
            <text:p>93</text:p>
          </table:table-cell>
          <table:table-cell office:value-type="float" office:value="2.13">
            <text:p>2.13</text:p>
          </table:table-cell>
          <table:table-cell table:style-name="ce4"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3986">
            <text:p>33986</text:p>
          </table:table-cell>
          <table:table-cell office:value-type="string">
            <text:p>CBMIA</text:p>
          </table:table-cell>
          <table:table-cell office:value-type="float" office:value="2">
            <text:p>2</text:p>
          </table:table-cell>
          <table:table-cell office:value-type="float" office:value="16265">
            <text:p>16265</text:p>
          </table:table-cell>
          <table:table-cell/>
          <table:table-cell office:value-type="string">
            <text:p>cfc-359-arfpo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0a00000026ddec22</text:p>
          </table:table-cell>
          <table:table-cell office:value-type="float" office:value="112">
            <text:p>112</text:p>
          </table:table-cell>
          <table:table-cell office:value-type="float" office:value="2.13">
            <text:p>2.13</text:p>
          </table:table-cell>
          <table:table-cell table:style-name="ce4"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0568">
            <text:p>40568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8228">
            <text:p>18228</text:p>
          </table:table-cell>
          <table:table-cell/>
          <table:table-cell office:value-type="string">
            <text:p>cfc-359-cstep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0e00000022629a22</text:p>
          </table:table-cell>
          <table:table-cell office:value-type="float" office:value="43">
            <text:p>43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2547">
            <text:p>42547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18229">
            <text:p>18229</text:p>
          </table:table-cell>
          <table:table-cell office:value-type="string">
            <text:p>CFC-359-RSEPTA</text:p>
          </table:table-cell>
          <table:table-cell table:style-name="ce2" office:value-type="string">
            <text:p>cfc-359-rsepta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6e00000022571e22</text:p>
          </table:table-cell>
          <table:table-cell office:value-type="float" office:value="33">
            <text:p>33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643">
            <text:p>4643</text:p>
          </table:table-cell>
          <table:table-cell office:value-type="string">
            <text:p>CBMIA</text:p>
          </table:table-cell>
          <table:table-cell office:value-type="float" office:value="2">
            <text:p>2</text:p>
          </table:table-cell>
          <table:table-cell office:value-type="float" office:value="15145">
            <text:p>15145</text:p>
          </table:table-cell>
          <table:table-cell/>
          <table:table-cell office:value-type="string">
            <text:p>cfc-361-allcav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3c0000002255f522</text:p>
          </table:table-cell>
          <table:table-cell office:value-type="float" office:value="54">
            <text:p>54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1050">
            <text:p>41050</text:p>
          </table:table-cell>
          <table:table-cell office:value-type="string">
            <text:p>CBMIA</text:p>
          </table:table-cell>
          <table:table-cell office:value-type="float" office:value="5">
            <text:p>5</text:p>
          </table:table-cell>
          <table:table-cell office:value-type="float" office:value="15205">
            <text:p>15205</text:p>
          </table:table-cell>
          <table:table-cell/>
          <table:table-cell office:value-type="string">
            <text:p>cfc-361-rinrg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bf000000226ac222</text:p>
          </table:table-cell>
          <table:table-cell office:value-type="float" office:value="27">
            <text:p>27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125">
            <text:p>4125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5205">
            <text:p>15205</text:p>
          </table:table-cell>
          <table:table-cell/>
          <table:table-cell office:value-type="string">
            <text:p>cfc-361-rinrg</text:p>
          </table:table-cell>
          <table:table-cell office:value-type="string">
            <text:p>HCCBMIA000</text:p>
          </table:table-cell>
          <table:table-cell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string">
            <text:p>0x450000002254c622</text:p>
          </table:table-cell>
          <table:table-cell office:value-type="float" office:value="51">
            <text:p>51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0567">
            <text:p>40567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15205">
            <text:p>15205</text:p>
          </table:table-cell>
          <table:table-cell/>
          <table:table-cell office:value-type="string">
            <text:p>cfc-361-rinrg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6200000022503b22</text:p>
          </table:table-cell>
          <table:table-cell office:value-type="float" office:value="60">
            <text:p>6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9371">
            <text:p>9371</text:p>
          </table:table-cell>
          <table:table-cell office:value-type="string">
            <text:p>CBMIA</text:p>
          </table:table-cell>
          <table:table-cell office:value-type="float" office:value="4">
            <text:p>4</text:p>
          </table:table-cell>
          <table:table-cell office:value-type="float" office:value="15205">
            <text:p>15205</text:p>
          </table:table-cell>
          <table:table-cell/>
          <table:table-cell office:value-type="string">
            <text:p>cfc-361-rinrg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0xad00000026ce7322</text:p>
          </table:table-cell>
          <table:table-cell office:value-type="float" office:value="87">
            <text:p>87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6683">
            <text:p>46683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111">
            <text:p>111</text:p>
          </table:table-cell>
          <table:table-cell office:value-type="string">
            <text:p>DPSBEJEC</text:p>
          </table:table-cell>
          <table:table-cell office:value-type="string">
            <text:p>cfc-361-rpsbej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e000000022784f22</text:p>
          </table:table-cell>
          <table:table-cell office:value-type="float" office:value="20">
            <text:p>2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5463">
            <text:p>45463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111">
            <text:p>111</text:p>
          </table:table-cell>
          <table:table-cell office:value-type="string">
            <text:p>DPSBEJEC</text:p>
          </table:table-cell>
          <table:table-cell office:value-type="string">
            <text:p>cfc-361-rpsbej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26000000226f4a22</text:p>
          </table:table-cell>
          <table:table-cell office:value-type="float" office:value="32">
            <text:p>32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5163">
            <text:p>5163</text:p>
          </table:table-cell>
          <table:table-cell office:value-type="string">
            <text:p>CBMIA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office:value-type="string">
            <text:p>DPSBEJEC</text:p>
          </table:table-cell>
          <table:table-cell office:value-type="string">
            <text:p>cfc-361-rpsbej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0x9b00000022645322</text:p>
          </table:table-cell>
          <table:table-cell office:value-type="float" office:value="49">
            <text:p>49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0566">
            <text:p>40566</text:p>
          </table:table-cell>
          <table:table-cell office:value-type="string">
            <text:p>CBMIA</text:p>
          </table:table-cell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string">
            <text:p>DPSBEJEC</text:p>
          </table:table-cell>
          <table:table-cell office:value-type="string">
            <text:p>cfc-361-rpsbej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0x0500000026d5d822</text:p>
          </table:table-cell>
          <table:table-cell office:value-type="float" office:value="83">
            <text:p>83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9870">
            <text:p>9870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11">
            <text:p>111</text:p>
          </table:table-cell>
          <table:table-cell office:value-type="string">
            <text:p>DPSBEJEC</text:p>
          </table:table-cell>
          <table:table-cell office:value-type="string">
            <text:p>cfc-361-rpsbej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fe00000026dac222</text:p>
          </table:table-cell>
          <table:table-cell office:value-type="float" office:value="90">
            <text:p>9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5456">
            <text:p>45456</text:p>
          </table:table-cell>
          <table:table-cell office:value-type="string">
            <text:p>CBMIA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  <table:table-cell office:value-type="string">
            <text:p>DPSBEJEC</text:p>
          </table:table-cell>
          <table:table-cell office:value-type="string">
            <text:p>cfc-361-rpsbej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0xba00000026ddf922</text:p>
          </table:table-cell>
          <table:table-cell office:value-type="float" office:value="94">
            <text:p>94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653">
            <text:p>4653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516">
            <text:p>1516</text:p>
          </table:table-cell>
          <table:table-cell office:value-type="string">
            <text:p>CFC-361-RPSBMPS</text:p>
          </table:table-cell>
          <table:table-cell office:value-type="string">
            <text:p>cfc-361-rpsbmps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4600000026c7a722</text:p>
          </table:table-cell>
          <table:table-cell office:value-type="float" office:value="74">
            <text:p>74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1632">
            <text:p>1632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7631">
            <text:p>17631</text:p>
          </table:table-cell>
          <table:table-cell office:value-type="string">
            <text:p>CFC-361-RPSBSEP</text:p>
          </table:table-cell>
          <table:table-cell office:value-type="string">
            <text:p>cfc-361-rpsbsep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1a000000225e0a22</text:p>
          </table:table-cell>
          <table:table-cell office:value-type="float" office:value="37">
            <text:p>37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2862">
            <text:p>42862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CFC-363-CGEN</text:p>
          </table:table-cell>
          <table:table-cell office:value-type="string">
            <text:p>cfc-363-cgen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7e00000026cda022</text:p>
          </table:table-cell>
          <table:table-cell office:value-type="float" office:value="100">
            <text:p>10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5808">
            <text:p>5808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string">
            <text:p>CFC-363-RLINAC2</text:p>
          </table:table-cell>
          <table:table-cell office:value-type="string">
            <text:p>cfc-363-rlinac2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df00000022670c22</text:p>
          </table:table-cell>
          <table:table-cell office:value-type="float" office:value="36">
            <text:p>36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0027">
            <text:p>30027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string">
            <text:p>CFC-363-RLINAC2</text:p>
          </table:table-cell>
          <table:table-cell office:value-type="string">
            <text:p>cfc-363-rlinac2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3c00000022595922</text:p>
          </table:table-cell>
          <table:table-cell office:value-type="float" office:value="63">
            <text:p>63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2866">
            <text:p>42866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string">
            <text:p>CFC-363-RLINAC2</text:p>
          </table:table-cell>
          <table:table-cell office:value-type="string">
            <text:p>cfc-363-rlinac2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ef00000026c86422</text:p>
          </table:table-cell>
          <table:table-cell office:value-type="float" office:value="108">
            <text:p>108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4454">
            <text:p>44454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17309">
            <text:p>17309</text:p>
          </table:table-cell>
          <table:table-cell office:value-type="string">
            <text:p>CFC-363-RLN2TRANSFER</text:p>
          </table:table-cell>
          <table:table-cell office:value-type="string">
            <text:p>cfc-363-rln2transfer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9b000000224fbb22</text:p>
          </table:table-cell>
          <table:table-cell office:value-type="float" office:value="55">
            <text:p>55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5532">
            <text:p>35532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7309">
            <text:p>17309</text:p>
          </table:table-cell>
          <table:table-cell office:value-type="string">
            <text:p>CFC-363-RLN2TRANSFER</text:p>
          </table:table-cell>
          <table:table-cell office:value-type="string">
            <text:p>cfc-363-rln2transfer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4b00000026c23522</text:p>
          </table:table-cell>
          <table:table-cell office:value-type="float" office:value="92">
            <text:p>92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1631">
            <text:p>1631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17309">
            <text:p>17309</text:p>
          </table:table-cell>
          <table:table-cell office:value-type="string">
            <text:p>CFC-363-RLN2TRANSFER</text:p>
          </table:table-cell>
          <table:table-cell office:value-type="string">
            <text:p>cfc-363-rln2transfer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d200000026d8b322</text:p>
          </table:table-cell>
          <table:table-cell office:value-type="float" office:value="105">
            <text:p>105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6018">
            <text:p>46018</text:p>
          </table:table-cell>
          <table:table-cell office:value-type="string">
            <text:p>CBMIA</text:p>
          </table:table-cell>
          <table:table-cell office:value-type="float" office:value="5">
            <text:p>5</text:p>
          </table:table-cell>
          <table:table-cell office:value-type="float" office:value="17309">
            <text:p>17309</text:p>
          </table:table-cell>
          <table:table-cell office:value-type="string">
            <text:p>CFC-363-RLN2TRANSFER</text:p>
          </table:table-cell>
          <table:table-cell office:value-type="string">
            <text:p>cfc-363-rln2transfer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0x9300000026d97d22</text:p>
          </table:table-cell>
          <table:table-cell office:value-type="float" office:value="116">
            <text:p>116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9365">
            <text:p>39365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1244">
            <text:p>1244</text:p>
          </table:table-cell>
          <table:table-cell office:value-type="string">
            <text:p>CFC-365-RPSEJECT</text:p>
          </table:table-cell>
          <table:table-cell office:value-type="string">
            <text:p>cfc-365-rpseject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a3000000226e5422</text:p>
          </table:table-cell>
          <table:table-cell office:value-type="float" office:value="39">
            <text:p>39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0049">
            <text:p>40049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244">
            <text:p>1244</text:p>
          </table:table-cell>
          <table:table-cell office:value-type="string">
            <text:p>CFC-365-RPSEJECT</text:p>
          </table:table-cell>
          <table:table-cell office:value-type="string">
            <text:p>cfc-365-rpseject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9600000022771e22</text:p>
          </table:table-cell>
          <table:table-cell office:value-type="float" office:value="58">
            <text:p>58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2867">
            <text:p>42867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1244">
            <text:p>1244</text:p>
          </table:table-cell>
          <table:table-cell office:value-type="string">
            <text:p>CFC-365-RPSEJECT</text:p>
          </table:table-cell>
          <table:table-cell office:value-type="string">
            <text:p>cfc-365-rpseject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7000000022728922</text:p>
          </table:table-cell>
          <table:table-cell office:value-type="float" office:value="59">
            <text:p>59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2205">
            <text:p>42205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17028">
            <text:p>17028</text:p>
          </table:table-cell>
          <table:table-cell/>
          <table:table-cell office:value-type="string">
            <text:p>cfc-366-rpow4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0500000026d97422</text:p>
          </table:table-cell>
          <table:table-cell office:value-type="float" office:value="102">
            <text:p>102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5587">
            <text:p>5587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7028">
            <text:p>17028</text:p>
          </table:table-cell>
          <table:table-cell/>
          <table:table-cell office:value-type="string">
            <text:p>cfc-366-rpow4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d200000026c0f222</text:p>
          </table:table-cell>
          <table:table-cell office:value-type="float" office:value="107">
            <text:p>107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0050">
            <text:p>40050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719">
            <text:p>719</text:p>
          </table:table-cell>
          <table:table-cell office:value-type="string">
            <text:p>CFC-368-RPSINJECT</text:p>
          </table:table-cell>
          <table:table-cell office:value-type="string">
            <text:p>cfc-368-rpsinject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7000000022666422</text:p>
          </table:table-cell>
          <table:table-cell office:value-type="float" office:value="18">
            <text:p>18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6845">
            <text:p>36845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719">
            <text:p>719</text:p>
          </table:table-cell>
          <table:table-cell office:value-type="string">
            <text:p>CFC-368-RPSINJECT</text:p>
          </table:table-cell>
          <table:table-cell office:value-type="string">
            <text:p>cfc-368-rpsinject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9c000000225f8222</text:p>
          </table:table-cell>
          <table:table-cell office:value-type="float" office:value="41">
            <text:p>41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5455">
            <text:p>45455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719">
            <text:p>719</text:p>
          </table:table-cell>
          <table:table-cell office:value-type="string">
            <text:p>CFC-368-RPSINJECT</text:p>
          </table:table-cell>
          <table:table-cell office:value-type="string">
            <text:p>cfc-368-rpsinject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1a0000002257db22</text:p>
          </table:table-cell>
          <table:table-cell office:value-type="float" office:value="56">
            <text:p>56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2642">
            <text:p>2642</text:p>
          </table:table-cell>
          <table:table-cell office:value-type="string">
            <text:p>CBMIA</text:p>
          </table:table-cell>
          <table:table-cell office:value-type="float" office:value="6">
            <text:p>6</text:p>
          </table:table-cell>
          <table:table-cell office:value-type="float" office:value="1977">
            <text:p>1977</text:p>
          </table:table-cell>
          <table:table-cell office:value-type="string">
            <text:p>DADEPOW3</text:p>
          </table:table-cell>
          <table:table-cell office:value-type="string">
            <text:p>cfc-370-rpow3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0xbc00000026d8b122</text:p>
          </table:table-cell>
          <table:table-cell office:value-type="float" office:value="73">
            <text:p>73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2865">
            <text:p>42865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1977">
            <text:p>1977</text:p>
          </table:table-cell>
          <table:table-cell office:value-type="string">
            <text:p>DADEPOW3</text:p>
          </table:table-cell>
          <table:table-cell office:value-type="string">
            <text:p>cfc-370-rpow3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cf00000026be8f22</text:p>
          </table:table-cell>
          <table:table-cell office:value-type="float" office:value="79">
            <text:p>79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977">
            <text:p>1977</text:p>
          </table:table-cell>
          <table:table-cell office:value-type="string">
            <text:p>DADEPOW3</text:p>
          </table:table-cell>
          <table:table-cell office:value-type="string">
            <text:p>cfc-370-rpow3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8800000026da1422</text:p>
          </table:table-cell>
          <table:table-cell office:value-type="float" office:value="82">
            <text:p>82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1630">
            <text:p>1630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1977">
            <text:p>1977</text:p>
          </table:table-cell>
          <table:table-cell office:value-type="string">
            <text:p>DADEPOW3</text:p>
          </table:table-cell>
          <table:table-cell office:value-type="string">
            <text:p>cfc-370-rpow3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3f00000026ce5c22</text:p>
          </table:table-cell>
          <table:table-cell office:value-type="float" office:value="84">
            <text:p>84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2">
          <table:table-cell office:value-type="float" office:value="31425">
            <text:p>31425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8288">
            <text:p>18288</text:p>
          </table:table-cell>
          <table:table-cell office:value-type="string">
            <text:p>CFC-400-RPOW1</text:p>
          </table:table-cell>
          <table:table-cell office:value-type="string">
            <text:p>cfc-400-rpow1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a200000025fffc22</text:p>
          </table:table-cell>
          <table:table-cell office:value-type="string">
            <text:p>N/A</text:p>
          </table:table-cell>
          <table:table-cell office:value-type="float" office:value="2.13">
            <text:p>2.13</text:p>
          </table:table-cell>
          <table:table-cell office:value-type="string">
            <text:p>No Serial number sticker on front panel (V5?)</text:p>
          </table:table-cell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2">
          <table:table-cell office:value-type="float" office:value="2852">
            <text:p>2852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8508">
            <text:p>18508</text:p>
          </table:table-cell>
          <table:table-cell/>
          <table:table-cell office:value-type="string">
            <text:p>cfc-410-rpow2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e60000002271ab22</text:p>
          </table:table-cell>
          <table:table-cell office:value-type="float" office:value="21">
            <text:p>21</text:p>
          </table:table-cell>
          <table:table-cell table:style-name="ce4" office:value-type="float" office:value="2.11">
            <text:p>2.11</text:p>
          </table:table-cell>
          <table:table-cell office:value-type="string">
            <text:p>Can't update now, in operation !</text:p>
          </table:table-cell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50132">
            <text:p>50132</text:p>
          </table:table-cell>
          <table:table-cell office:value-type="string">
            <text:p>CBMIA</text:p>
          </table:table-cell>
          <table:table-cell office:value-type="float" office:value="4">
            <text:p>4</text:p>
          </table:table-cell>
          <table:table-cell office:value-type="float" office:value="13106">
            <text:p>13106</text:p>
          </table:table-cell>
          <table:table-cell/>
          <table:table-cell office:value-type="string">
            <text:p>cfc-864-cdv2</text:p>
          </table:table-cell>
          <table:table-cell office:value-type="string">
            <text:p>HCCBMIA000</text:p>
          </table:table-cell>
          <table:table-cell table:number-columns-repeated="6"/>
          <table:table-cell office:value-type="string">
            <text:p>Test FEC, no card mounted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table:number-columns-repeated="1008"/>
        </table:table-row>
        <table:table-row table:style-name="ro1">
          <table:table-cell office:value-type="float" office:value="45462">
            <text:p>45462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13106">
            <text:p>13106</text:p>
          </table:table-cell>
          <table:table-cell/>
          <table:table-cell office:value-type="string">
            <text:p>cfc-864-cdv2</text:p>
          </table:table-cell>
          <table:table-cell office:value-type="string">
            <text:p>HCCBMIA000</text:p>
          </table:table-cell>
          <table:table-cell table:number-columns-repeated="6"/>
          <table:table-cell office:value-type="string">
            <text:p>Test FEC, no card mounted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table:number-columns-repeated="1008"/>
        </table:table-row>
        <table:table-row table:style-name="ro1">
          <table:table-cell office:value-type="float" office:value="45461">
            <text:p>45461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3106">
            <text:p>13106</text:p>
          </table:table-cell>
          <table:table-cell/>
          <table:table-cell office:value-type="string">
            <text:p>cfc-864-cdv2</text:p>
          </table:table-cell>
          <table:table-cell office:value-type="string">
            <text:p>HCCBMIA000</text:p>
          </table:table-cell>
          <table:table-cell table:number-columns-repeated="6"/>
          <table:table-cell office:value-type="string">
            <text:p>Test FEC, no card mounted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table:number-columns-repeated="1008"/>
        </table:table-row>
        <table:table-row table:style-name="ro1">
          <table:table-cell office:value-type="float" office:value="45460">
            <text:p>45460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13106">
            <text:p>13106</text:p>
          </table:table-cell>
          <table:table-cell/>
          <table:table-cell office:value-type="string">
            <text:p>cfc-864-cdv2</text:p>
          </table:table-cell>
          <table:table-cell office:value-type="string">
            <text:p>HCCBMIA000</text:p>
          </table:table-cell>
          <table:table-cell table:number-columns-repeated="6"/>
          <table:table-cell office:value-type="string">
            <text:p>Test FEC, no card mounted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table:number-columns-repeated="1008"/>
        </table:table-row>
        <table:table-row table:style-name="ro1">
          <table:table-cell office:value-type="float" office:value="47115">
            <text:p>47115</text:p>
          </table:table-cell>
          <table:table-cell office:value-type="string">
            <text:p>CBMIA</text:p>
          </table:table-cell>
          <table:table-cell office:value-type="float" office:value="6">
            <text:p>6</text:p>
          </table:table-cell>
          <table:table-cell office:value-type="float" office:value="13106">
            <text:p>13106</text:p>
          </table:table-cell>
          <table:table-cell/>
          <table:table-cell office:value-type="string">
            <text:p>cfc-864-cdv2</text:p>
          </table:table-cell>
          <table:table-cell office:value-type="string">
            <text:p>HCCBMIA000</text:p>
          </table:table-cell>
          <table:table-cell table:number-columns-repeated="6"/>
          <table:table-cell office:value-type="string">
            <text:p>Test FEC, no card mounted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table:number-columns-repeated="1008"/>
        </table:table-row>
        <table:table-row table:style-name="ro1">
          <table:table-cell office:value-type="float" office:value="47118">
            <text:p>47118</text:p>
          </table:table-cell>
          <table:table-cell office:value-type="string">
            <text:p>CBMIA</text:p>
          </table:table-cell>
          <table:table-cell office:value-type="float" office:value="5">
            <text:p>5</text:p>
          </table:table-cell>
          <table:table-cell office:value-type="float" office:value="13106">
            <text:p>13106</text:p>
          </table:table-cell>
          <table:table-cell/>
          <table:table-cell office:value-type="string">
            <text:p>cfc-864-cdv2</text:p>
          </table:table-cell>
          <table:table-cell office:value-type="string">
            <text:p>HCCBMIA000</text:p>
          </table:table-cell>
          <table:table-cell table:number-columns-repeated="6"/>
          <table:table-cell office:value-type="string">
            <text:p>Test FEC, no card mounted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table:number-columns-repeated="1008"/>
        </table:table-row>
        <table:table-row table:style-name="ro1">
          <table:table-cell office:value-type="float" office:value="47400">
            <text:p>47400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3645">
            <text:p>13645</text:p>
          </table:table-cell>
          <table:table-cell/>
          <table:table-cell office:value-type="string">
            <text:p>cfc-864-cdv4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0f0000002254cb22</text:p>
          </table:table-cell>
          <table:table-cell office:value-type="float" office:value="19">
            <text:p>19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N/A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7915">
            <text:p>47915</text:p>
          </table:table-cell>
          <table:table-cell office:value-type="string">
            <text:p>CBMIA</text:p>
          </table:table-cell>
          <table:table-cell office:value-type="float" office:value="2">
            <text:p>2</text:p>
          </table:table-cell>
          <table:table-cell office:value-type="float" office:value="13645">
            <text:p>13645</text:p>
          </table:table-cell>
          <table:table-cell/>
          <table:table-cell office:value-type="string">
            <text:p>cfc-864-cdv4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6a00000026dfa522</text:p>
          </table:table-cell>
          <table:table-cell office:value-type="float" office:value="99">
            <text:p>99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N/A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1707">
            <text:p>31707</text:p>
          </table:table-cell>
          <table:table-cell office:value-type="string">
            <text:p>CBMIA</text:p>
          </table:table-cell>
          <table:table-cell office:value-type="float" office:value="1">
            <text:p>1</text:p>
          </table:table-cell>
          <table:table-cell office:value-type="float" office:value="12805">
            <text:p>12805</text:p>
          </table:table-cell>
          <table:table-cell/>
          <table:table-cell office:value-type="string">
            <text:p>cfc-864-ctestrti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4200000022756422</text:p>
          </table:table-cell>
          <table:table-cell office:value-type="float" office:value="23">
            <text:p>23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N/A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2">
          <table:table-cell office:value-type="float" office:value="44255">
            <text:p>44255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2006">
            <text:p>12006</text:p>
          </table:table-cell>
          <table:table-cell/>
          <table:table-cell office:value-type="string">
            <text:p>cfc-866-rdev1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1800000020a2bd22</text:p>
          </table:table-cell>
          <table:table-cell office:value-type="float" office:value="4">
            <text:p>4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N/A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4254">
            <text:p>44254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6244">
            <text:p>6244</text:p>
          </table:table-cell>
          <table:table-cell office:value-type="string">
            <text:p>PCGW23</text:p>
          </table:table-cell>
          <table:table-cell office:value-type="string">
            <text:p>pcgw23</text:p>
          </table:table-cell>
          <table:table-cell office:value-type="string">
            <text:p>HCCBMIA000</text:p>
          </table:table-cell>
          <table:table-cell table:number-columns-repeated="6"/>
          <table:table-cell office:value-type="string">
            <text:p>Test FEC, no card mounted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table:number-columns-repeated="1008"/>
        </table:table-row>
        <table:table-row table:style-name="ro1">
          <table:table-cell office:value-type="float" office:value="40450">
            <text:p>40450</text:p>
          </table:table-cell>
          <table:table-cell office:value-type="string">
            <text:p>CBMIA</text:p>
          </table:table-cell>
          <table:table-cell office:value-type="float" office:value="6">
            <text:p>6</text:p>
          </table:table-cell>
          <table:table-cell office:value-type="float" office:value="6244">
            <text:p>6244</text:p>
          </table:table-cell>
          <table:table-cell office:value-type="string">
            <text:p>PCGW23</text:p>
          </table:table-cell>
          <table:table-cell office:value-type="string">
            <text:p>pcgw23</text:p>
          </table:table-cell>
          <table:table-cell office:value-type="string">
            <text:p>HCCBMIA000</text:p>
          </table:table-cell>
          <table:table-cell table:number-columns-repeated="6"/>
          <table:table-cell office:value-type="string">
            <text:p>Test FEC, no card mounted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table:number-columns-repeated="1008"/>
        </table:table-row>
        <table:table-row table:style-name="ro1">
          <table:table-cell office:value-type="float" office:value="44241">
            <text:p>44241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6244">
            <text:p>6244</text:p>
          </table:table-cell>
          <table:table-cell office:value-type="string">
            <text:p>PCGW23</text:p>
          </table:table-cell>
          <table:table-cell office:value-type="string">
            <text:p>pcgw23</text:p>
          </table:table-cell>
          <table:table-cell office:value-type="string">
            <text:p>HCCBMIA000</text:p>
          </table:table-cell>
          <table:table-cell table:number-columns-repeated="6"/>
          <table:table-cell office:value-type="string">
            <text:p>Test FEC, no card mounted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table:number-columns-repeated="1008"/>
        </table:table-row>
        <table:table-row table:style-name="ro1">
          <table:table-cell office:value-type="float" office:value="36129">
            <text:p>36129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3632">
            <text:p>13632</text:p>
          </table:table-cell>
          <table:table-cell table:number-columns-repeated="2"/>
          <table:table-cell office:value-type="string">
            <text:p>HCCBMIA000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formula="of:=COUNTIF([.M2:.M91];&quot;=2.13&quot;)" office:value-type="float" office:value="79">
            <text:p>79</text:p>
          </table:table-cell>
          <table:table-cell/>
          <table:table-cell table:style-name="Default" office:value-type="string">
            <text:p>Real installs</text:p>
          </table:table-cell>
          <table:table-cell table:formula="of:=COUNTIF([.P2:.P92];&quot;=NO&quot;)" office:value-type="float" office:value="81">
            <text:p>81</text:p>
          </table:table-cell>
          <table:table-cell table:number-columns-repeated="1008"/>
        </table:table-row>
        <table:table-row table:style-name="ro1">
          <table:table-cell/>
          <table:table-cell table:formula="of:=COUNTIF([.B2:.B92];&quot;=CBMIA&quot;)" office:value-type="float" office:value="91">
            <text:p>91</text:p>
          </table:table-cell>
          <table:table-cell table:number-columns-repeated="7"/>
          <table:table-cell table:style-name="Default"/>
          <table:table-cell table:number-columns-repeated="4"/>
          <table:table-cell table:style-name="Default"/>
          <table:table-cell table:number-columns-repeated="1009"/>
        </table:table-row>
      </table:table>
      <table:database-ranges>
        <table:database-range table:target-range-address="Sheet1.B2:Sheet1.P9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_5f_back" style:display-name="green_back" style:family="table-cell" style:parent-style-name="Default">
      <style:table-cell-properties fo:background-color="#00ff00"/>
    </style:style>
    <style:style style:name="red_5f_back" style:display-name="red_back" style:family="table-cell" style:parent-style-name="Default">
      <style:table-cell-properties fo:background-color="#ff0000" fo:padding-bottom="0.0193in" fo:padding-left="0.0138in" fo:padding-right="0.0138in" fo:padding-top="0.0193in"/>
      <style:text-properties fo:color="#ffffff"/>
    </style:style>
  </office:styles>
  <office:automatic-styles>
    <style:page-layout style:name="Mpm1">
      <style:page-layout-properties fo:page-width="8.2701in" fo:page-height="11.6902in" fo:margin-top="0.2925in" fo:margin-bottom="0.661in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5902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CBMIA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4/16/2014</text:date>, <text:time>15:0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4-04-16T15:07:47</dc:date>
    <dc:creator>Matthieu Cattin</dc:creator>
    <meta:editing-duration>PT832H34M37S</meta:editing-duration>
    <meta:editing-cycles>74</meta:editing-cycles>
    <meta:printed-by>Matthieu Cattin</meta:printed-by>
    <meta:print-date>2014-02-21T10:56:28</meta:print-date>
    <meta:document-statistic meta:table-count="1" meta:cell-count="1133" meta:object-count="0"/>
  </office:meta>
</office:document-meta>
</file>